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1772" officeooo:paragraph-rsid="00021772"/>
    </style:style>
    <style:style style:name="P2" style:family="paragraph">
      <style:paragraph-properties fo:text-align="center"/>
    </style:style>
    <style:style style:name="T1" style:family="text">
      <style:text-properties officeooo:rsid="0003a22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gradient" draw:fill-gradient-name="Green_20_Gradient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Blue_20_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gradient" draw:fill-gradient-name="Orange_20_Gradient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lujo expediente: I<text:span text:style-name="T1">l</text:span>te. Colegio de Abogados.</text:p>
      <text:p text:style-name="P1"/>
      <text:p text:style-name="P1"/>
      <text:p text:style-name="P1"/>
      <text:p text:style-name="P1"><draw:ellipse text:anchor-type="paragraph" draw:z-index="2" draw:style-name="gr2" draw:text-style-name="P2" svg:width="2.223cm" svg:height="2.117cm" svg:x="14.222cm" svg:y="4.754cm"><text:p text:style-name="P2">12</text:p><text:p text:style-name="P2">Pte. Envío</text:p><text:p text:style-name="P2">Juzgado</text:p></draw:ellipse><draw:ellipse text:anchor-type="paragraph" draw:z-index="3" draw:style-name="gr2" draw:text-style-name="P2" svg:width="2.223cm" svg:height="2.117cm" svg:x="14.476cm" svg:y="9.183cm"><text:p text:style-name="P2">13</text:p><text:p text:style-name="P2">Enviado</text:p><text:p text:style-name="P2">Juzgado</text:p></draw:ellipse><draw:ellipse text:anchor-type="paragraph" draw:z-index="4" draw:style-name="gr2" draw:text-style-name="P2" svg:width="2.223cm" svg:height="2.117cm" svg:x="6.586cm" svg:y="0.235cm"><text:p text:style-name="P2">2</text:p><text:p text:style-name="P2">Pendiente</text:p><text:p text:style-name="P2">Abogado</text:p></draw:ellipse><draw:ellipse text:anchor-type="paragraph" draw:z-index="5" draw:style-name="gr2" draw:text-style-name="P2" svg:width="2.223cm" svg:height="2.117cm" svg:x="6.618cm" svg:y="4.69cm"><text:p text:style-name="P2">3</text:p><text:p text:style-name="P2">Abogado</text:p><text:p text:style-name="P2">Asignado</text:p></draw:ellipse><draw:ellipse text:anchor-type="paragraph" draw:z-index="6" draw:style-name="gr2" draw:text-style-name="P2" svg:width="2.223cm" svg:height="2.117cm" svg:x="6.687cm" svg:y="9.056cm"><text:p text:style-name="P2">4</text:p><text:p text:style-name="P2">Pendiente</text:p><text:p text:style-name="P2">Procurador</text:p></draw:ellipse><draw:ellipse text:anchor-type="paragraph" draw:z-index="7" draw:style-name="gr2" draw:text-style-name="P2" svg:width="2.223cm" svg:height="2.117cm" svg:x="6.782cm" svg:y="12.786cm"><text:p text:style-name="P2">5</text:p><text:p text:style-name="P2">Procurador</text:p><text:p text:style-name="P2">Asignado</text:p></draw:ellipse><draw:ellipse text:anchor-type="paragraph" draw:z-index="0" draw:style-name="gr1" draw:text-style-name="P2" svg:width="2.223cm" svg:height="2.117cm" svg:x="1.856cm" svg:y="0.235cm"><text:p text:style-name="P2">1</text:p><text:p text:style-name="P2">Nuevo</text:p><text:p text:style-name="P2">Solicitante</text:p></draw:ellipse><draw:ellipse text:anchor-type="paragraph" draw:z-index="8" draw:style-name="gr2" draw:text-style-name="P2" svg:width="2.223cm" svg:height="2.117cm" svg:x="10.703cm" svg:y="12.21cm"><text:p text:style-name="P2">6</text:p><text:p text:style-name="P2">Pendiente</text:p><text:p text:style-name="P2">Comisión</text:p></draw:ellipse><draw:ellipse text:anchor-type="paragraph" draw:z-index="9" draw:style-name="gr2" draw:text-style-name="P2" svg:width="2.223cm" svg:height="2.117cm" svg:x="14.376cm" svg:y="12.305cm"><text:p text:style-name="P2">7</text:p><text:p text:style-name="P2">Comisión</text:p><text:p text:style-name="P2">Asignada</text:p></draw:ellipse><draw:ellipse text:anchor-type="paragraph" draw:z-index="10" draw:style-name="gr2" draw:text-style-name="P2" svg:width="2.223cm" svg:height="2.117cm" svg:x="14.455cm" svg:y="15.258cm"><text:p text:style-name="P2">8</text:p><text:p text:style-name="P2">Enviado a</text:p><text:p text:style-name="P2">Comisión</text:p></draw:ellipse><draw:ellipse text:anchor-type="paragraph" draw:z-index="11" draw:style-name="gr3" draw:text-style-name="P2" svg:width="2.223cm" svg:height="2.117cm" svg:x="5.671cm" svg:y="18.724cm"><text:p text:style-name="P2">Concedido</text:p></draw:ellipse><draw:ellipse text:anchor-type="paragraph" draw:z-index="12" draw:style-name="gr3" draw:text-style-name="P2" svg:width="2.223cm" svg:height="2.117cm" svg:x="12.132cm" svg:y="18.486cm"><text:p text:style-name="P2">Denegado</text:p></draw:ellipse><draw:custom-shape text:anchor-type="paragraph" draw:z-index="13" draw:style-name="gr4" svg:width="2.306cm" svg:height="1.403cm" svg:x="4.281cm" svg:y="0.542cm"><text:p>Grabar solic.</text:p><draw:enhanced-geometry svg:viewBox="0 0 21600 21600" draw:mirror-horizontal="false" draw:mirror-vertical="false" draw:text-areas="0 ?f0 ?f5 ?f2" draw:type="right-arrow" draw:modifiers="18350.1246882793 6187.73784355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style-name="gr4" svg:width="1.14cm" svg:height="1.869cm" svg:x="7.149cm" svg:y="2.531cm"><text:p>Asignar</text:p><text:p>Abogado</text:p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style-name="gr4" svg:width="1.14cm" svg:height="1.869cm" svg:x="7.149cm" svg:y="7.045cm"><text:p>Comunicar</text:p><text:p>Abogado</text:p><draw:enhanced-geometry svg:viewBox="0 0 21600 21600" draw:mirror-horizontal="tru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style-name="gr4" svg:width="2.306cm" svg:height="1.403cm" svg:x="-0.72cm" svg:y="0.542cm"><text:p>Nueva solic.</text:p><draw:enhanced-geometry svg:viewBox="0 0 21600 21600" draw:mirror-horizontal="false" draw:mirror-vertical="false" draw:text-areas="0 ?f0 ?f5 ?f2" draw:type="right-arrow" draw:modifiers="18350.1246882793 6187.73784355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1" draw:style-name="gr1" draw:text-style-name="P2" svg:width="2.223cm" svg:height="2.117cm" svg:x="14.243cm" svg:y="0.171cm"><text:p text:style-name="P2">11</text:p><text:p text:style-name="P2">Nuevo</text:p><text:p text:style-name="P2">Juzgado</text:p></draw:ellipse><draw:custom-shape text:anchor-type="paragraph" draw:z-index="17" draw:style-name="gr4" svg:width="1.14cm" svg:height="1.869cm" svg:x="14.822cm" svg:y="2.58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4" svg:width="1.14cm" svg:height="1.869cm" svg:x="14.875cm" svg:y="7.0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4" svg:width="1.14cm" svg:height="1.869cm" svg:x="7.281cm" svg:y="11.05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een_20_Gradient_20_2" draw:display-name="Green Gradient 2" draw:style="linear" draw:start-color="#99ff33" draw:end-color="#66cc00" draw:start-intensity="100%" draw:end-intensity="85%" draw:angle="900" draw:border="0%"/>
    <draw:gradient draw:name="Orange_20_Gradient_20_2" draw:display-name="Orange Gradient 2" draw:style="linear" draw:start-color="#ff6600" draw:end-color="#ffff00" draw:start-intensity="100%" draw:end-intensity="100%" draw:angle="0" draw:border="5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2:51:45.806000000</meta:creation-date>
    <dc:date>2015-09-04T13:43:31.831000000</dc:date>
    <meta:editing-duration>PT13M51S</meta:editing-duration>
    <meta:editing-cycles>4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" meta:word-count="6" meta:character-count="44" meta:non-whitespace-character-count="39"/>
  </office:meta>
</office:document-meta>
</file>